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4335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0.7217in"/>
    </style:style>
    <style:style style:name="co7" style:family="table-column">
      <style:table-column-properties fo:break-before="auto" style:column-width="0.7102in"/>
    </style:style>
    <style:style style:name="co8" style:family="table-column">
      <style:table-column-properties fo:break-before="auto" style:column-width="0.7429in"/>
    </style:style>
    <style:style style:name="co9" style:family="table-column">
      <style:table-column-properties fo:break-before="auto" style:column-width="0.7862in"/>
    </style:style>
    <style:style style:name="co10" style:family="table-column">
      <style:table-column-properties fo:break-before="auto" style:column-width="0.753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dd4814" style:text-align-source="fix" style:repeat-content="false"/>
      <style:paragraph-properties fo:text-align="start" fo:margin-left="0in"/>
    </style:style>
    <style:style style:name="ce3" style:family="table-cell" style:parent-style-name="Default" style:data-style-name="N60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1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4" table:default-cell-style-name="ce4"/>
        <table:table-column table:style-name="co8" table:default-cell-style-name="ce4"/>
        <table:table-column table:style-name="co7" table:default-cell-style-name="ce4"/>
        <table:table-column table:style-name="co9" table:default-cell-style-name="ce4"/>
        <table:table-column table:style-name="co8" table:number-columns-repeated="2" table:default-cell-style-name="ce4"/>
        <table:table-column table:style-name="co10" table:default-cell-style-name="ce4"/>
        <table:table-column table:style-name="co8" table:default-cell-style-name="ce4"/>
        <table:table-column table:style-name="co5" table:default-cell-style-name="ce4"/>
        <table:table-row table:style-name="ro1">
          <table:table-cell office:value-type="string" calcext:value-type="string">
            <text:p>species</text:p>
          </table:table-cell>
          <table:table-cell table:style-name="ce2" office:value-type="string" calcext:value-type="string">
            <text:p>MGG_00680T0</text:p>
          </table:table-cell>
          <table:table-cell table:style-name="ce2" office:value-type="string" calcext:value-type="string">
            <text:p>MGG_00739T0</text:p>
          </table:table-cell>
          <table:table-cell table:style-name="ce2" office:value-type="string" calcext:value-type="string">
            <text:p>MGG_01676T0</text:p>
          </table:table-cell>
          <table:table-cell table:style-name="ce2" office:value-type="string" calcext:value-type="string">
            <text:p>MGG_01804T0</text:p>
          </table:table-cell>
          <table:table-cell table:style-name="ce2" office:value-type="string" calcext:value-type="string">
            <text:p>MGG_02741T0</text:p>
          </table:table-cell>
          <table:table-cell table:style-name="ce2" office:value-type="string" calcext:value-type="string">
            <text:p>MGG_03265T0</text:p>
          </table:table-cell>
          <table:table-cell table:style-name="ce2" office:value-type="string" calcext:value-type="string">
            <text:p>MGG_03704T0</text:p>
          </table:table-cell>
          <table:table-cell table:style-name="ce2" office:value-type="string" calcext:value-type="string">
            <text:p>MGG_05325T0</text:p>
          </table:table-cell>
          <table:table-cell table:style-name="ce2" office:value-type="string" calcext:value-type="string">
            <text:p>MGG_06313T0</text:p>
          </table:table-cell>
          <table:table-cell table:style-name="ce2" office:value-type="string" calcext:value-type="string">
            <text:p>MGG_06570T0</text:p>
          </table:table-cell>
          <table:table-cell table:style-name="ce2" office:value-type="string" calcext:value-type="string">
            <text:p>MGG_06881T0</text:p>
          </table:table-cell>
          <table:table-cell table:style-name="ce2" office:value-type="string" calcext:value-type="string">
            <text:p>MGG_07252T0</text:p>
          </table:table-cell>
          <table:table-cell table:style-name="ce2" office:value-type="string" calcext:value-type="string">
            <text:p>MGG_08573T0</text:p>
          </table:table-cell>
          <table:table-cell table:style-name="ce2" office:value-type="string" calcext:value-type="string">
            <text:p>MGG_08804T0</text:p>
          </table:table-cell>
          <table:table-cell table:style-name="ce2" office:value-type="string" calcext:value-type="string">
            <text:p>MGG_08829T0</text:p>
          </table:table-cell>
          <table:table-cell table:style-name="ce2" office:value-type="string" calcext:value-type="string">
            <text:p>MGG_09505T0</text:p>
          </table:table-cell>
          <table:table-cell table:style-name="ce2" office:value-type="string" calcext:value-type="string">
            <text:p>MGG_09536T0</text:p>
          </table:table-cell>
          <table:table-cell table:style-name="ce2" office:value-type="string" calcext:value-type="string">
            <text:p>MGG_09885T0</text:p>
          </table:table-cell>
          <table:table-cell table:style-name="ce2" office:value-type="string" calcext:value-type="string">
            <text:p>MGG_10195T0</text:p>
          </table:table-cell>
          <table:table-cell table:style-name="ce2" office:value-type="string" calcext:value-type="string">
            <text:p>MGG_10820T0</text:p>
          </table:table-cell>
          <table:table-cell table:style-name="ce2" office:value-type="string" calcext:value-type="string">
            <text:p>MGG_14293T0</text:p>
          </table:table-cell>
          <table:table-cell table:style-name="ce2" office:value-type="string" calcext:value-type="string">
            <text:p>YAL043C</text:p>
          </table:table-cell>
          <table:table-cell table:style-name="ce2" office:value-type="string" calcext:value-type="string">
            <text:p>YDR195W</text:p>
          </table:table-cell>
          <table:table-cell table:style-name="ce2" office:value-type="string" calcext:value-type="string">
            <text:p>YDR228C</text:p>
          </table:table-cell>
          <table:table-cell table:style-name="ce2" office:value-type="string" calcext:value-type="string">
            <text:p>YDR301W</text:p>
          </table:table-cell>
          <table:table-cell table:style-name="ce2" office:value-type="string" calcext:value-type="string">
            <text:p>YER133W</text:p>
          </table:table-cell>
          <table:table-cell table:style-name="ce2" office:value-type="string" calcext:value-type="string">
            <text:p>YGL044C</text:p>
          </table:table-cell>
          <table:table-cell table:style-name="ce2" office:value-type="string" calcext:value-type="string">
            <text:p>YJR093C</text:p>
          </table:table-cell>
          <table:table-cell table:style-name="ce2" office:value-type="string" calcext:value-type="string">
            <text:p>YKL059C</text:p>
          </table:table-cell>
          <table:table-cell table:style-name="ce2" office:value-type="string" calcext:value-type="string">
            <text:p>YKR002W</text:p>
          </table:table-cell>
          <table:table-cell table:style-name="ce2" office:value-type="string" calcext:value-type="string">
            <text:p>YLR115W</text:p>
          </table:table-cell>
          <table:table-cell table:style-name="ce2" office:value-type="string" calcext:value-type="string">
            <text:p>YLR277C</text:p>
          </table:table-cell>
          <table:table-cell table:style-name="ce2" office:value-type="string" calcext:value-type="string">
            <text:p>YMR061W</text:p>
          </table:table-cell>
          <table:table-cell table:style-name="ce2" office:value-type="string" calcext:value-type="string">
            <text:p>YNL222W</text:p>
          </table:table-cell>
          <table:table-cell table:style-name="ce2" office:value-type="string" calcext:value-type="string">
            <text:p>YNL317W</text:p>
          </table:table-cell>
          <table:table-cell table:style-name="ce2" office:value-type="string" calcext:value-type="string">
            <text:p>YOL123W</text:p>
          </table:table-cell>
          <table:table-cell table:style-name="ce2" office:value-type="string" calcext:value-type="string">
            <text:p>YOR250C</text:p>
          </table:table-cell>
          <table:table-cell table:style-name="ce2" office:value-type="string" calcext:value-type="string">
            <text:p>YPR107C</text:p>
          </table:table-cell>
        </table:table-row>
        <table:table-row table:style-name="ro1">
          <table:table-cell table:style-name="ce1" office:value-type="string" calcext:value-type="string">
            <text:p>Ashbya_gossypii</text:p>
          </table:table-cell>
          <table:table-cell table:style-name="ce3" office:value-type="float" office:value="9E-054" calcext:value-type="float">
            <text:p>9.00E-054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2E-055" calcext:value-type="float">
            <text:p>2.00E-055</text:p>
          </table:table-cell>
          <table:table-cell table:style-name="ce3" office:value-type="float" office:value="2E-061" calcext:value-type="float">
            <text:p>2.00E-061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7E-067" calcext:value-type="float">
            <text:p>7.00E-067</text:p>
          </table:table-cell>
          <table:table-cell table:number-columns-repeated="5" office:value-type="string" calcext:value-type="string">
            <text:p>NO</text:p>
          </table:table-cell>
          <table:table-cell table:style-name="ce3" office:value-type="float" office:value="5E-079" calcext:value-type="float">
            <text:p>5.00E-079</text:p>
          </table:table-cell>
          <table:table-cell office:value-type="string" calcext:value-type="string">
            <text:p>NO</text:p>
          </table:table-cell>
          <table:table-cell table:style-name="ce3" office:value-type="float" office:value="1E-060" calcext:value-type="float">
            <text:p>1.00E-060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3E-083" calcext:value-type="float">
            <text:p>3.00E-083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2E-060" calcext:value-type="float">
            <text:p>2.00E-060</text:p>
          </table:table-cell>
          <table:table-cell table:style-name="ce3" office:value-type="float" office:value="6E-098" calcext:value-type="float">
            <text:p>6.00E-098</text:p>
          </table:table-cell>
          <table:table-cell table:number-columns-repeated="1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spergillus_flavus</text:p>
          </table:table-cell>
          <table:table-cell table:style-name="ce3" office:value-type="float" office:value="5E-063" calcext:value-type="float">
            <text:p>5.00E-063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2E-055" calcext:value-type="float">
            <text:p>2.00E-055</text:p>
          </table:table-cell>
          <table:table-cell table:number-columns-repeated="8" office:value-type="string" calcext:value-type="string">
            <text:p>NO</text:p>
          </table:table-cell>
          <table:table-cell table:style-name="ce3" office:value-type="float" office:value="5E-073" calcext:value-type="float">
            <text:p>5.00E-073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6E-090" calcext:value-type="float">
            <text:p>6.00E-090</text:p>
          </table:table-cell>
          <table:table-cell office:value-type="string" calcext:value-type="string">
            <text:p>NO</text:p>
          </table:table-cell>
          <table:table-cell table:style-name="ce3" office:value-type="float" office:value="6E-055" calcext:value-type="float">
            <text:p>6.00E-055</text:p>
          </table:table-cell>
          <table:table-cell table:number-columns-repeated="5" office:value-type="string" calcext:value-type="string">
            <text:p>NO</text:p>
          </table:table-cell>
          <table:table-cell table:style-name="ce3" office:value-type="float" office:value="5E-052" calcext:value-type="float">
            <text:p>5.00E-052</text:p>
          </table:table-cell>
          <table:table-cell table:style-name="ce3" office:value-type="float" office:value="3E-057" calcext:value-type="float">
            <text:p>3.00E-057</text:p>
          </table:table-cell>
          <table:table-cell table:number-columns-repeated="6" office:value-type="string" calcext:value-type="string">
            <text:p>NO</text:p>
          </table:table-cell>
          <table:table-cell table:style-name="ce3" office:value-type="float" office:value="5E-075" calcext:value-type="float">
            <text:p>5.00E-075</text:p>
          </table:table-cell>
          <table:table-cell table:style-name="ce3" office:value-type="float" office:value="1E-056" calcext:value-type="float">
            <text:p>1.00E-056</text:p>
          </table:table-cell>
          <table:table-cell table:style-name="ce3" office:value-type="float" office:value="5E-095" calcext:value-type="float">
            <text:p>5.00E-095</text:p>
          </table:table-cell>
          <table:table-cell table:style-name="ce3" office:value-type="float" office:value="1E-064" calcext:value-type="float">
            <text:p>1.00E-064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spergillus_fumigatus</text:p>
          </table:table-cell>
          <table:table-cell table:style-name="ce3" office:value-type="float" office:value="1E-063" calcext:value-type="float">
            <text:p>1.00E-063</text:p>
          </table:table-cell>
          <table:table-cell table:number-columns-repeated="10" office:value-type="string" calcext:value-type="string">
            <text:p>NO</text:p>
          </table:table-cell>
          <table:table-cell table:style-name="ce3" office:value-type="float" office:value="3E-071" calcext:value-type="float">
            <text:p>3.00E-071</text:p>
          </table:table-cell>
          <table:table-cell office:value-type="string" calcext:value-type="string">
            <text:p>NO</text:p>
          </table:table-cell>
          <table:table-cell table:style-name="ce3" office:value-type="float" office:value="3E-077" calcext:value-type="float">
            <text:p>3.00E-077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2E-060" calcext:value-type="float">
            <text:p>2.00E-060</text:p>
          </table:table-cell>
          <table:table-cell table:style-name="ce3" office:value-type="float" office:value="3E-054" calcext:value-type="float">
            <text:p>3.00E-054</text:p>
          </table:table-cell>
          <table:table-cell table:number-columns-repeated="5" office:value-type="string" calcext:value-type="string">
            <text:p>NO</text:p>
          </table:table-cell>
          <table:table-cell table:style-name="ce3" office:value-type="float" office:value="2E-097" calcext:value-type="float">
            <text:p>2.00E-097</text:p>
          </table:table-cell>
          <table:table-cell table:style-name="ce3" office:value-type="float" office:value="3E-056" calcext:value-type="float">
            <text:p>3.00E-056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2E-082" calcext:value-type="float">
            <text:p>2.00E-082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1E-079" calcext:value-type="float">
            <text:p>1.00E-079</text:p>
          </table:table-cell>
          <table:table-cell table:style-name="ce3" office:value-type="float" office:value="7E-058" calcext:value-type="float">
            <text:p>7.00E-058</text:p>
          </table:table-cell>
          <table:table-cell table:style-name="ce3" office:value-type="float" office:value="1E-093" calcext:value-type="float">
            <text:p>1.00E-093</text:p>
          </table:table-cell>
          <table:table-cell table:style-name="ce3" office:value-type="float" office:value="7E-063" calcext:value-type="float">
            <text:p>7.00E-063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spergillus_nidulans</text:p>
          </table:table-cell>
          <table:table-cell table:style-name="ce3" office:value-type="float" office:value="1E-064" calcext:value-type="float">
            <text:p>1.00E-064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5E-053" calcext:value-type="float">
            <text:p>5.00E-053</text:p>
          </table:table-cell>
          <table:table-cell table:number-columns-repeated="6" office:value-type="string" calcext:value-type="string">
            <text:p>NO</text:p>
          </table:table-cell>
          <table:table-cell table:style-name="ce3" office:value-type="float" office:value="3E-070" calcext:value-type="float">
            <text:p>3.00E-070</text:p>
          </table:table-cell>
          <table:table-cell office:value-type="string" calcext:value-type="string">
            <text:p>NO</text:p>
          </table:table-cell>
          <table:table-cell table:style-name="ce3" office:value-type="float" office:value="2E-077" calcext:value-type="float">
            <text:p>2.00E-077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1E-054" calcext:value-type="float">
            <text:p>1.00E-054</text:p>
          </table:table-cell>
          <table:table-cell table:style-name="ce3" office:value-type="float" office:value="1E-055" calcext:value-type="float">
            <text:p>1.00E-055</text:p>
          </table:table-cell>
          <table:table-cell table:number-columns-repeated="5" office:value-type="string" calcext:value-type="string">
            <text:p>NO</text:p>
          </table:table-cell>
          <table:table-cell table:style-name="ce3" office:value-type="float" office:value="1E-085" calcext:value-type="float">
            <text:p>1.00E-085</text:p>
          </table:table-cell>
          <table:table-cell table:style-name="ce3" office:value-type="float" office:value="2E-059" calcext:value-type="float">
            <text:p>2.00E-059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8E-084" calcext:value-type="float">
            <text:p>8.00E-084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8E-073" calcext:value-type="float">
            <text:p>8.00E-073</text:p>
          </table:table-cell>
          <table:table-cell table:style-name="ce3" office:value-type="float" office:value="2E-061" calcext:value-type="float">
            <text:p>2.00E-061</text:p>
          </table:table-cell>
          <table:table-cell table:style-name="ce3" office:value-type="float" office:value="3E-082" calcext:value-type="float">
            <text:p>3.00E-082</text:p>
          </table:table-cell>
          <table:table-cell table:style-name="ce3" office:value-type="float" office:value="2E-067" calcext:value-type="float">
            <text:p>2.00E-067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spergillus_niger</text:p>
          </table:table-cell>
          <table:table-cell table:style-name="ce3" office:value-type="float" office:value="1E-060" calcext:value-type="float">
            <text:p>1.00E-060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2E-051" calcext:value-type="float">
            <text:p>2.00E-051</text:p>
          </table:table-cell>
          <table:table-cell table:number-columns-repeated="6" office:value-type="string" calcext:value-type="string">
            <text:p>NO</text:p>
          </table:table-cell>
          <table:table-cell table:style-name="ce3" office:value-type="float" office:value="1E-073" calcext:value-type="float">
            <text:p>1.00E-073</text:p>
          </table:table-cell>
          <table:table-cell office:value-type="string" calcext:value-type="string">
            <text:p>NO</text:p>
          </table:table-cell>
          <table:table-cell table:style-name="ce3" office:value-type="float" office:value="2E-082" calcext:value-type="float">
            <text:p>2.00E-082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2E-064" calcext:value-type="float">
            <text:p>2.00E-064</text:p>
          </table:table-cell>
          <table:table-cell table:style-name="ce3" office:value-type="float" office:value="4E-055" calcext:value-type="float">
            <text:p>4.00E-055</text:p>
          </table:table-cell>
          <table:table-cell table:number-columns-repeated="5" office:value-type="string" calcext:value-type="string">
            <text:p>NO</text:p>
          </table:table-cell>
          <table:table-cell table:style-name="ce3" office:value-type="float" office:value="3E-085" calcext:value-type="float">
            <text:p>3.00E-085</text:p>
          </table:table-cell>
          <table:table-cell table:style-name="ce3" office:value-type="float" office:value="2E-057" calcext:value-type="float">
            <text:p>2.00E-057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3E-078" calcext:value-type="float">
            <text:p>3.00E-078</text:p>
          </table:table-cell>
          <table:table-cell table:style-name="ce3" office:value-type="float" office:value="1E-093" calcext:value-type="float">
            <text:p>1.00E-093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3E-073" calcext:value-type="float">
            <text:p>3.00E-073</text:p>
          </table:table-cell>
          <table:table-cell table:style-name="ce3" office:value-type="float" office:value="6E-061" calcext:value-type="float">
            <text:p>6.00E-061</text:p>
          </table:table-cell>
          <table:table-cell table:style-name="ce3" office:value-type="float" office:value="2E-081" calcext:value-type="float">
            <text:p>2.00E-081</text:p>
          </table:table-cell>
          <table:table-cell table:style-name="ce3" office:value-type="float" office:value="8E-064" calcext:value-type="float">
            <text:p>8.00E-064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spergillus_terreus</text:p>
          </table:table-cell>
          <table:table-cell table:style-name="ce3" office:value-type="float" office:value="2E-066" calcext:value-type="float">
            <text:p>2.00E-066</text:p>
          </table:table-cell>
          <table:table-cell office:value-type="string" calcext:value-type="string">
            <text:p>NO</text:p>
          </table:table-cell>
          <table:table-cell table:style-name="ce3" office:value-type="float" office:value="1E-094" calcext:value-type="float">
            <text:p>1.00E-094</text:p>
          </table:table-cell>
          <table:table-cell office:value-type="string" calcext:value-type="string">
            <text:p>NO</text:p>
          </table:table-cell>
          <table:table-cell table:style-name="ce3" office:value-type="float" office:value="9E-059" calcext:value-type="float">
            <text:p>9.00E-059</text:p>
          </table:table-cell>
          <table:table-cell office:value-type="string" calcext:value-type="string">
            <text:p>NO</text:p>
          </table:table-cell>
          <table:table-cell table:style-name="ce3" office:value-type="float" office:value="1E-088" calcext:value-type="float">
            <text:p>1.00E-088</text:p>
          </table:table-cell>
          <table:table-cell table:number-columns-repeated="6" office:value-type="string" calcext:value-type="string">
            <text:p>NO</text:p>
          </table:table-cell>
          <table:table-cell table:style-name="ce3" office:value-type="float" office:value="1E-081" calcext:value-type="float">
            <text:p>1.00E-081</text:p>
          </table:table-cell>
          <table:table-cell table:style-name="ce3" office:value-type="float" office:value="4E-051" calcext:value-type="float">
            <text:p>4.00E-051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4E-054" calcext:value-type="float">
            <text:p>4.00E-054</text:p>
          </table:table-cell>
          <table:table-cell table:style-name="ce3" office:value-type="float" office:value="8E-090" calcext:value-type="float">
            <text:p>8.00E-090</text:p>
          </table:table-cell>
          <table:table-cell table:number-columns-repeated="5" office:value-type="string" calcext:value-type="string">
            <text:p>NO</text:p>
          </table:table-cell>
          <table:table-cell table:style-name="ce3" office:value-type="float" office:value="1E-056" calcext:value-type="float">
            <text:p>1.00E-056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2E-083" calcext:value-type="float">
            <text:p>2.00E-083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3E-073" calcext:value-type="float">
            <text:p>3.00E-073</text:p>
          </table:table-cell>
          <table:table-cell office:value-type="string" calcext:value-type="string">
            <text:p>NO</text:p>
          </table:table-cell>
          <table:table-cell table:style-name="ce3" office:value-type="float" office:value="4E-093" calcext:value-type="float">
            <text:p>4.00E-093</text:p>
          </table:table-cell>
          <table:table-cell table:style-name="ce3" office:value-type="float" office:value="1E-057" calcext:value-type="float">
            <text:p>1.00E-057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Blumeria_graminis</text:p>
          </table:table-cell>
          <table:table-cell table:style-name="ce3" office:value-type="float" office:value="2E-069" calcext:value-type="float">
            <text:p>2.00E-069</text:p>
          </table:table-cell>
          <table:table-cell office:value-type="string" calcext:value-type="string">
            <text:p>NO</text:p>
          </table:table-cell>
          <table:table-cell table:style-name="ce3" office:value-type="float" office:value="2E-060" calcext:value-type="float">
            <text:p>2.00E-060</text:p>
          </table:table-cell>
          <table:table-cell office:value-type="string" calcext:value-type="string">
            <text:p>NO</text:p>
          </table:table-cell>
          <table:table-cell table:style-name="ce3" office:value-type="float" office:value="1E-068" calcext:value-type="float">
            <text:p>1.00E-068</text:p>
          </table:table-cell>
          <table:table-cell table:number-columns-repeated="6" office:value-type="string" calcext:value-type="string">
            <text:p>NO</text:p>
          </table:table-cell>
          <table:table-cell table:style-name="ce3" office:value-type="float" office:value="3E-066" calcext:value-type="float">
            <text:p>3.00E-066</text:p>
          </table:table-cell>
          <table:table-cell table:style-name="ce3" office:value-type="float" office:value="9E-074" calcext:value-type="float">
            <text:p>9.00E-074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4E-100" calcext:value-type="float">
            <text:p>4.00E-100</text:p>
          </table:table-cell>
          <table:table-cell table:style-name="ce3" office:value-type="float" office:value="8E-051" calcext:value-type="float">
            <text:p>8.00E-051</text:p>
          </table:table-cell>
          <table:table-cell office:value-type="string" calcext:value-type="string">
            <text:p>NO</text:p>
          </table:table-cell>
          <table:table-cell table:style-name="ce3" office:value-type="float" office:value="4E-061" calcext:value-type="float">
            <text:p>4.00E-061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3E-095" calcext:value-type="float">
            <text:p>3.00E-095</text:p>
          </table:table-cell>
          <table:table-cell table:style-name="ce3" office:value-type="float" office:value="3E-052" calcext:value-type="float">
            <text:p>3.00E-052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1E-077" calcext:value-type="float">
            <text:p>1.00E-077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2E-061" calcext:value-type="float">
            <text:p>2.00E-061</text:p>
          </table:table-cell>
          <table:table-cell table:style-name="ce3" office:value-type="float" office:value="9E-056" calcext:value-type="float">
            <text:p>9.00E-056</text:p>
          </table:table-cell>
          <table:table-cell office:value-type="string" calcext:value-type="string">
            <text:p>NO</text:p>
          </table:table-cell>
          <table:table-cell table:style-name="ce3" office:value-type="float" office:value="3E-057" calcext:value-type="float">
            <text:p>3.00E-057</text:p>
          </table:table-cell>
          <table:table-cell office:value-type="string" calcext:value-type="string">
            <text:p>NO</text:p>
          </table:table-cell>
          <table:table-cell table:style-name="ce3" office:value-type="float" office:value="4E-051" calcext:value-type="float">
            <text:p>4.00E-051</text:p>
          </table:table-cell>
        </table:table-row>
        <table:table-row table:style-name="ro1">
          <table:table-cell table:style-name="ce1" office:value-type="string" calcext:value-type="string">
            <text:p>Botryotinia_fuckeliana</text:p>
          </table:table-cell>
          <table:table-cell table:style-name="ce3" office:value-type="float" office:value="3E-070" calcext:value-type="float">
            <text:p>3.00E-070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2E-061" calcext:value-type="float">
            <text:p>2.00E-061</text:p>
          </table:table-cell>
          <table:table-cell table:number-columns-repeated="6" office:value-type="string" calcext:value-type="string">
            <text:p>NO</text:p>
          </table:table-cell>
          <table:table-cell table:style-name="ce3" office:value-type="float" office:value="4E-075" calcext:value-type="float">
            <text:p>4.00E-075</text:p>
          </table:table-cell>
          <table:table-cell table:number-columns-repeated="6" office:value-type="string" calcext:value-type="string">
            <text:p>NO</text:p>
          </table:table-cell>
          <table:table-cell table:style-name="ce3" office:value-type="float" office:value="1E-058" calcext:value-type="float">
            <text:p>1.00E-058</text:p>
          </table:table-cell>
          <table:table-cell table:number-columns-repeated="5" office:value-type="string" calcext:value-type="string">
            <text:p>NO</text:p>
          </table:table-cell>
          <table:table-cell table:style-name="ce3" office:value-type="float" office:value="1E-090" calcext:value-type="float">
            <text:p>1.00E-090</text:p>
          </table:table-cell>
          <table:table-cell table:style-name="ce3" office:value-type="float" office:value="4E-059" calcext:value-type="float">
            <text:p>4.00E-059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4E-085" calcext:value-type="float">
            <text:p>4.00E-085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1E-061" calcext:value-type="float">
            <text:p>1.00E-061</text:p>
          </table:table-cell>
          <table:table-cell office:value-type="string" calcext:value-type="string">
            <text:p>NO</text:p>
          </table:table-cell>
          <table:table-cell table:style-name="ce3" office:value-type="float" office:value="2E-056" calcext:value-type="float">
            <text:p>2.00E-056</text:p>
          </table:table-cell>
          <table:table-cell table:style-name="ce3" office:value-type="float" office:value="2E-054" calcext:value-type="float">
            <text:p>2.00E-05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Gaeumannomyces_graminis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3E-084" calcext:value-type="float">
            <text:p>3.00E-084</text:p>
          </table:table-cell>
          <table:table-cell table:number-columns-repeated="6" office:value-type="string" calcext:value-type="string">
            <text:p>NO</text:p>
          </table:table-cell>
          <table:table-cell table:style-name="ce3" office:value-type="float" office:value="3E-090" calcext:value-type="float">
            <text:p>3.00E-090</text:p>
          </table:table-cell>
          <table:table-cell table:number-columns-repeated="5" office:value-type="string" calcext:value-type="string">
            <text:p>NO</text:p>
          </table:table-cell>
          <table:table-cell table:style-name="ce3" office:value-type="float" office:value="1E-052" calcext:value-type="float">
            <text:p>1.00E-052</text:p>
          </table:table-cell>
          <table:table-cell table:style-name="ce3" office:value-type="float" office:value="1E-059" calcext:value-type="float">
            <text:p>1.00E-059</text:p>
          </table:table-cell>
          <table:table-cell office:value-type="string" calcext:value-type="string">
            <text:p>NO</text:p>
          </table:table-cell>
          <table:table-cell table:style-name="ce3" office:value-type="float" office:value="4E-074" calcext:value-type="float">
            <text:p>4.00E-074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1E-069" calcext:value-type="float">
            <text:p>1.00E-069</text:p>
          </table:table-cell>
          <table:table-cell table:style-name="ce3" office:value-type="float" office:value="2E-060" calcext:value-type="float">
            <text:p>2.00E-060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6E-085" calcext:value-type="float">
            <text:p>6.00E-085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2E-060" calcext:value-type="float">
            <text:p>2.00E-060</text:p>
          </table:table-cell>
          <table:table-cell table:style-name="ce3" office:value-type="float" office:value="6E-060" calcext:value-type="float">
            <text:p>6.00E-060</text:p>
          </table:table-cell>
          <table:table-cell table:style-name="ce3" office:value-type="float" office:value="3E-100" calcext:value-type="float">
            <text:p>3.00E-100</text:p>
          </table:table-cell>
          <table:table-cell table:style-name="ce3" office:value-type="float" office:value="4E-061" calcext:value-type="float">
            <text:p>4.00E-06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Gibberella_moniliformis</text:p>
          </table:table-cell>
          <table:table-cell table:style-name="ce3" office:value-type="float" office:value="2E-091" calcext:value-type="float">
            <text:p>2.00E-091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4E-055" calcext:value-type="float">
            <text:p>4.00E-055</text:p>
          </table:table-cell>
          <table:table-cell table:number-columns-repeated="6" office:value-type="string" calcext:value-type="string">
            <text:p>NO</text:p>
          </table:table-cell>
          <table:table-cell table:style-name="ce3" office:value-type="float" office:value="6E-073" calcext:value-type="float">
            <text:p>6.00E-073</text:p>
          </table:table-cell>
          <table:table-cell table:number-columns-repeated="6" office:value-type="string" calcext:value-type="string">
            <text:p>NO</text:p>
          </table:table-cell>
          <table:table-cell table:style-name="ce3" office:value-type="float" office:value="6E-060" calcext:value-type="float">
            <text:p>6.00E-060</text:p>
          </table:table-cell>
          <table:table-cell table:number-columns-repeated="5" office:value-type="string" calcext:value-type="string">
            <text:p>NO</text:p>
          </table:table-cell>
          <table:table-cell table:style-name="ce3" office:value-type="float" office:value="1E-087" calcext:value-type="float">
            <text:p>1.00E-087</text:p>
          </table:table-cell>
          <table:table-cell table:style-name="ce3" office:value-type="float" office:value="7E-061" calcext:value-type="float">
            <text:p>7.00E-061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2E-086" calcext:value-type="float">
            <text:p>2.00E-086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1E-057" calcext:value-type="float">
            <text:p>1.00E-057</text:p>
          </table:table-cell>
          <table:table-cell table:style-name="ce3" office:value-type="float" office:value="2E-060" calcext:value-type="float">
            <text:p>2.00E-060</text:p>
          </table:table-cell>
          <table:table-cell office:value-type="string" calcext:value-type="string">
            <text:p>NO</text:p>
          </table:table-cell>
          <table:table-cell table:style-name="ce3" office:value-type="float" office:value="9E-067" calcext:value-type="float">
            <text:p>9.00E-067</text:p>
          </table:table-cell>
          <table:table-cell table:style-name="ce3" office:value-type="float" office:value="3E-055" calcext:value-type="float">
            <text:p>3.00E-055</text:p>
          </table:table-cell>
          <table:table-cell table:style-name="ce3" office:value-type="float" office:value="2E-056" calcext:value-type="float">
            <text:p>2.00E-056</text:p>
          </table:table-cell>
        </table:table-row>
        <table:table-row table:style-name="ro1">
          <table:table-cell table:style-name="ce1" office:value-type="string" calcext:value-type="string">
            <text:p>Gibberella_zeae</text:p>
          </table:table-cell>
          <table:table-cell table:style-name="ce3" office:value-type="float" office:value="6E-094" calcext:value-type="float">
            <text:p>6.00E-094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3E-061" calcext:value-type="float">
            <text:p>3.00E-061</text:p>
          </table:table-cell>
          <table:table-cell table:number-columns-repeated="6" office:value-type="string" calcext:value-type="string">
            <text:p>NO</text:p>
          </table:table-cell>
          <table:table-cell table:style-name="ce3" office:value-type="float" office:value="4E-071" calcext:value-type="float">
            <text:p>4.00E-071</text:p>
          </table:table-cell>
          <table:table-cell table:number-columns-repeated="6" office:value-type="string" calcext:value-type="string">
            <text:p>NO</text:p>
          </table:table-cell>
          <table:table-cell table:style-name="ce3" office:value-type="float" office:value="7E-060" calcext:value-type="float">
            <text:p>7.00E-060</text:p>
          </table:table-cell>
          <table:table-cell table:number-columns-repeated="5" office:value-type="string" calcext:value-type="string">
            <text:p>NO</text:p>
          </table:table-cell>
          <table:table-cell table:style-name="ce3" office:value-type="float" office:value="1E-090" calcext:value-type="float">
            <text:p>1.00E-090</text:p>
          </table:table-cell>
          <table:table-cell table:style-name="ce3" office:value-type="float" office:value="6E-061" calcext:value-type="float">
            <text:p>6.00E-061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2E-090" calcext:value-type="float">
            <text:p>2.00E-090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2E-057" calcext:value-type="float">
            <text:p>2.00E-057</text:p>
          </table:table-cell>
          <table:table-cell table:style-name="ce3" office:value-type="float" office:value="2E-061" calcext:value-type="float">
            <text:p>2.00E-061</text:p>
          </table:table-cell>
          <table:table-cell office:value-type="string" calcext:value-type="string">
            <text:p>NO</text:p>
          </table:table-cell>
          <table:table-cell table:style-name="ce3" office:value-type="float" office:value="4E-067" calcext:value-type="float">
            <text:p>4.00E-067</text:p>
          </table:table-cell>
          <table:table-cell table:style-name="ce3" office:value-type="float" office:value="1E-052" calcext:value-type="float">
            <text:p>1.00E-052</text:p>
          </table:table-cell>
          <table:table-cell table:style-name="ce3" office:value-type="float" office:value="5E-057" calcext:value-type="float">
            <text:p>5.00E-057</text:p>
          </table:table-cell>
        </table:table-row>
        <table:table-row table:style-name="ro1">
          <table:table-cell table:style-name="ce1" office:value-type="string" calcext:value-type="string">
            <text:p>Glomerella_graminicola</text:p>
          </table:table-cell>
          <table:table-cell table:style-name="ce3" office:value-type="float" office:value="1E-085" calcext:value-type="float">
            <text:p>1.00E-085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6E-071" calcext:value-type="float">
            <text:p>6.00E-071</text:p>
          </table:table-cell>
          <table:table-cell table:number-columns-repeated="6" office:value-type="string" calcext:value-type="string">
            <text:p>NO</text:p>
          </table:table-cell>
          <table:table-cell table:style-name="ce3" office:value-type="float" office:value="2E-077" calcext:value-type="float">
            <text:p>2.00E-077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3E-086" calcext:value-type="float">
            <text:p>3.00E-086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1E-059" calcext:value-type="float">
            <text:p>1.00E-059</text:p>
          </table:table-cell>
          <table:table-cell office:value-type="string" calcext:value-type="string">
            <text:p>NO</text:p>
          </table:table-cell>
          <table:table-cell table:style-name="ce3" office:value-type="float" office:value="2E-059" calcext:value-type="float">
            <text:p>2.00E-059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2E-076" calcext:value-type="float">
            <text:p>2.00E-076</text:p>
          </table:table-cell>
          <table:table-cell table:style-name="ce3" office:value-type="float" office:value="1E-060" calcext:value-type="float">
            <text:p>1.00E-060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3E-082" calcext:value-type="float">
            <text:p>3.00E-082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1E-051" calcext:value-type="float">
            <text:p>1.00E-051</text:p>
          </table:table-cell>
          <table:table-cell table:style-name="ce3" office:value-type="float" office:value="8E-058" calcext:value-type="float">
            <text:p>8.00E-058</text:p>
          </table:table-cell>
          <table:table-cell office:value-type="string" calcext:value-type="string">
            <text:p>NO</text:p>
          </table:table-cell>
          <table:table-cell table:style-name="ce3" office:value-type="float" office:value="4E-067" calcext:value-type="float">
            <text:p>4.00E-067</text:p>
          </table:table-cell>
          <table:table-cell table:style-name="ce3" office:value-type="float" office:value="1E-059" calcext:value-type="float">
            <text:p>1.00E-059</text:p>
          </table:table-cell>
          <table:table-cell table:style-name="ce3" office:value-type="float" office:value="3E-052" calcext:value-type="float">
            <text:p>3.00E-052</text:p>
          </table:table-cell>
        </table:table-row>
        <table:table-row table:style-name="ro1">
          <table:table-cell table:style-name="ce1" office:value-type="string" calcext:value-type="string">
            <text:p>Leptosphaeria_maculans</text:p>
          </table:table-cell>
          <table:table-cell table:style-name="ce3" office:value-type="float" office:value="2E-068" calcext:value-type="float">
            <text:p>2.00E-068</text:p>
          </table:table-cell>
          <table:table-cell table:number-columns-repeated="9" office:value-type="string" calcext:value-type="string">
            <text:p>NO</text:p>
          </table:table-cell>
          <table:table-cell table:style-name="ce3" office:value-type="float" office:value="2E-097" calcext:value-type="float">
            <text:p>2.00E-097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7E-091" calcext:value-type="float">
            <text:p>7.00E-091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1E-067" calcext:value-type="float">
            <text:p>1.00E-067</text:p>
          </table:table-cell>
          <table:table-cell table:style-name="ce3" office:value-type="float" office:value="2E-059" calcext:value-type="float">
            <text:p>2.00E-059</text:p>
          </table:table-cell>
          <table:table-cell table:number-columns-repeated="5" office:value-type="string" calcext:value-type="string">
            <text:p>NO</text:p>
          </table:table-cell>
          <table:table-cell table:style-name="ce3" office:value-type="float" office:value="7E-083" calcext:value-type="float">
            <text:p>7.00E-083</text:p>
          </table:table-cell>
          <table:table-cell table:style-name="ce3" office:value-type="float" office:value="3E-062" calcext:value-type="float">
            <text:p>3.00E-062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1E-061" calcext:value-type="float">
            <text:p>1.00E-061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2E-055" calcext:value-type="float">
            <text:p>2.00E-055</text:p>
          </table:table-cell>
          <table:table-cell office:value-type="string" calcext:value-type="string">
            <text:p>NO</text:p>
          </table:table-cell>
          <table:table-cell table:style-name="ce3" office:value-type="float" office:value="4E-058" calcext:value-type="float">
            <text:p>4.00E-058</text:p>
          </table:table-cell>
          <table:table-cell office:value-type="string" calcext:value-type="string">
            <text:p>NO</text:p>
          </table:table-cell>
          <table:table-cell table:style-name="ce3" office:value-type="float" office:value="8E-051" calcext:value-type="float">
            <text:p>8.00E-051</text:p>
          </table:table-cell>
        </table:table-row>
        <table:table-row table:style-name="ro1">
          <table:table-cell table:style-name="ce1" office:value-type="string" calcext:value-type="string">
            <text:p>Magnaporthe_oryzae</text:p>
          </table:table-cell>
          <table:table-cell table:number-columns-repeated="18" office:value-type="string" calcext:value-type="string">
            <text:p>NO</text:p>
          </table:table-cell>
          <table:table-cell table:style-name="ce3" office:value-type="float" office:value="5E-060" calcext:value-type="float">
            <text:p>5.00E-060</text:p>
          </table:table-cell>
          <table:table-cell table:number-columns-repeated="5" office:value-type="string" calcext:value-type="string">
            <text:p>NO</text:p>
          </table:table-cell>
          <table:table-cell table:style-name="ce3" office:value-type="float" office:value="1E-077" calcext:value-type="float">
            <text:p>1.00E-077</text:p>
          </table:table-cell>
          <table:table-cell table:style-name="ce3" office:value-type="float" office:value="3E-061" calcext:value-type="float">
            <text:p>3.00E-061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1E-081" calcext:value-type="float">
            <text:p>1.00E-081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2E-066" calcext:value-type="float">
            <text:p>2.00E-066</text:p>
          </table:table-cell>
          <table:table-cell table:style-name="ce3" office:value-type="float" office:value="5E-062" calcext:value-type="float">
            <text:p>5.00E-062</text:p>
          </table:table-cell>
          <table:table-cell office:value-type="string" calcext:value-type="string">
            <text:p>NO</text:p>
          </table:table-cell>
          <table:table-cell table:style-name="ce3" office:value-type="float" office:value="1E-062" calcext:value-type="float">
            <text:p>1.00E-062</text:p>
          </table:table-cell>
          <table:table-cell office:value-type="string" calcext:value-type="string">
            <text:p>NO</text:p>
          </table:table-cell>
          <table:table-cell table:style-name="ce3" office:value-type="float" office:value="5E-051" calcext:value-type="float">
            <text:p>5.00E-051</text:p>
          </table:table-cell>
        </table:table-row>
        <table:table-row table:style-name="ro1">
          <table:table-cell table:style-name="ce1" office:value-type="string" calcext:value-type="string">
            <text:p>Magnaporthe_poae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6E-082" calcext:value-type="float">
            <text:p>6.00E-082</text:p>
          </table:table-cell>
          <table:table-cell table:number-columns-repeated="5" office:value-type="string" calcext:value-type="string">
            <text:p>NO</text:p>
          </table:table-cell>
          <table:table-cell table:style-name="ce3" office:value-type="float" office:value="7E-067" calcext:value-type="float">
            <text:p>7.00E-067</text:p>
          </table:table-cell>
          <table:table-cell table:style-name="ce3" office:value-type="float" office:value="3E-091" calcext:value-type="float">
            <text:p>3.00E-091</text:p>
          </table:table-cell>
          <table:table-cell table:style-name="ce3" office:value-type="float" office:value="3E-074" calcext:value-type="float">
            <text:p>3.00E-074</text:p>
          </table:table-cell>
          <table:table-cell table:style-name="ce3" office:value-type="float" office:value="8E-079" calcext:value-type="float">
            <text:p>8.00E-079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1E-059" calcext:value-type="float">
            <text:p>1.00E-059</text:p>
          </table:table-cell>
          <table:table-cell office:value-type="string" calcext:value-type="string">
            <text:p>NO</text:p>
          </table:table-cell>
          <table:table-cell table:style-name="ce3" office:value-type="float" office:value="5E-067" calcext:value-type="float">
            <text:p>5.00E-067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7E-063" calcext:value-type="float">
            <text:p>7.00E-063</text:p>
          </table:table-cell>
          <table:table-cell table:style-name="ce3" office:value-type="float" office:value="2E-060" calcext:value-type="float">
            <text:p>2.00E-060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9E-087" calcext:value-type="float">
            <text:p>9.00E-087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3E-064" calcext:value-type="float">
            <text:p>3.00E-064</text:p>
          </table:table-cell>
          <table:table-cell table:style-name="ce3" office:value-type="float" office:value="5E-060" calcext:value-type="float">
            <text:p>5.00E-060</text:p>
          </table:table-cell>
          <table:table-cell table:style-name="ce3" office:value-type="float" office:value="6E-079" calcext:value-type="float">
            <text:p>6.00E-079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Melampsora_laricipopulina</text:p>
          </table:table-cell>
          <table:table-cell office:value-type="string" calcext:value-type="string">
            <text:p>NO</text:p>
          </table:table-cell>
          <table:table-cell table:style-name="ce3" office:value-type="float" office:value="6E-070" calcext:value-type="float">
            <text:p>6.00E-070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2E-093" calcext:value-type="float">
            <text:p>2.00E-093</text:p>
          </table:table-cell>
          <table:table-cell table:style-name="ce3" office:value-type="float" office:value="4E-063" calcext:value-type="float">
            <text:p>4.00E-063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2E-052" calcext:value-type="float">
            <text:p>2.00E-052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4E-085" calcext:value-type="float">
            <text:p>4.00E-085</text:p>
          </table:table-cell>
          <table:table-cell office:value-type="string" calcext:value-type="string">
            <text:p>NO</text:p>
          </table:table-cell>
          <table:table-cell table:style-name="ce3" office:value-type="float" office:value="3E-067" calcext:value-type="float">
            <text:p>3.00E-067</text:p>
          </table:table-cell>
          <table:table-cell table:number-columns-repeated="6" office:value-type="string" calcext:value-type="string">
            <text:p>NO</text:p>
          </table:table-cell>
          <table:table-cell table:style-name="ce3" office:value-type="float" office:value="1E-067" calcext:value-type="float">
            <text:p>1.00E-067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7E-065" calcext:value-type="float">
            <text:p>7.00E-065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2E-068" calcext:value-type="float">
            <text:p>2.00E-068</text:p>
          </table:table-cell>
          <table:table-cell table:style-name="ce3" office:value-type="float" office:value="1E-062" calcext:value-type="float">
            <text:p>1.00E-062</text:p>
          </table:table-cell>
          <table:table-cell table:style-name="ce3" office:value-type="float" office:value="5E-089" calcext:value-type="float">
            <text:p>5.00E-089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Microbotryum_violaceum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8E-078" calcext:value-type="float">
            <text:p>8.00E-078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7E-086" calcext:value-type="float">
            <text:p>7.00E-086</text:p>
          </table:table-cell>
          <table:table-cell table:style-name="ce3" office:value-type="float" office:value="2E-067" calcext:value-type="float">
            <text:p>2.00E-067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5E-051" calcext:value-type="float">
            <text:p>5.00E-051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6E-083" calcext:value-type="float">
            <text:p>6.00E-083</text:p>
          </table:table-cell>
          <table:table-cell table:style-name="ce3" office:value-type="float" office:value="1E-055" calcext:value-type="float">
            <text:p>1.00E-055</text:p>
          </table:table-cell>
          <table:table-cell table:style-name="ce3" office:value-type="float" office:value="1E-068" calcext:value-type="float">
            <text:p>1.00E-068</text:p>
          </table:table-cell>
          <table:table-cell table:number-columns-repeated="6" office:value-type="string" calcext:value-type="string">
            <text:p>NO</text:p>
          </table:table-cell>
          <table:table-cell table:style-name="ce3" office:value-type="float" office:value="4E-069" calcext:value-type="float">
            <text:p>4.00E-069</text:p>
          </table:table-cell>
          <table:table-cell table:number-columns-repeated="6" office:value-type="string" calcext:value-type="string">
            <text:p>NO</text:p>
          </table:table-cell>
          <table:table-cell table:style-name="ce3" office:value-type="float" office:value="6E-066" calcext:value-type="float">
            <text:p>6.00E-066</text:p>
          </table:table-cell>
          <table:table-cell table:style-name="ce3" office:value-type="float" office:value="1E-069" calcext:value-type="float">
            <text:p>1.00E-069</text:p>
          </table:table-cell>
          <table:table-cell table:style-name="ce3" office:value-type="float" office:value="4E-086" calcext:value-type="float">
            <text:p>4.00E-086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Neosartorya_fischeri</text:p>
          </table:table-cell>
          <table:table-cell table:style-name="ce3" office:value-type="float" office:value="1E-062" calcext:value-type="float">
            <text:p>1.00E-062</text:p>
          </table:table-cell>
          <table:table-cell table:number-columns-repeated="10" office:value-type="string" calcext:value-type="string">
            <text:p>NO</text:p>
          </table:table-cell>
          <table:table-cell table:style-name="ce3" office:value-type="float" office:value="3E-070" calcext:value-type="float">
            <text:p>3.00E-070</text:p>
          </table:table-cell>
          <table:table-cell office:value-type="string" calcext:value-type="string">
            <text:p>NO</text:p>
          </table:table-cell>
          <table:table-cell table:style-name="ce3" office:value-type="float" office:value="6E-083" calcext:value-type="float">
            <text:p>6.00E-083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3E-060" calcext:value-type="float">
            <text:p>3.00E-060</text:p>
          </table:table-cell>
          <table:table-cell table:style-name="ce3" office:value-type="float" office:value="3E-054" calcext:value-type="float">
            <text:p>3.00E-054</text:p>
          </table:table-cell>
          <table:table-cell table:number-columns-repeated="5" office:value-type="string" calcext:value-type="string">
            <text:p>NO</text:p>
          </table:table-cell>
          <table:table-cell table:style-name="ce3" office:value-type="float" office:value="3E-095" calcext:value-type="float">
            <text:p>3.00E-095</text:p>
          </table:table-cell>
          <table:table-cell table:style-name="ce3" office:value-type="float" office:value="2E-056" calcext:value-type="float">
            <text:p>2.00E-056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4E-084" calcext:value-type="float">
            <text:p>4.00E-084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7E-079" calcext:value-type="float">
            <text:p>7.00E-079</text:p>
          </table:table-cell>
          <table:table-cell table:style-name="ce3" office:value-type="float" office:value="8E-058" calcext:value-type="float">
            <text:p>8.00E-058</text:p>
          </table:table-cell>
          <table:table-cell table:style-name="ce3" office:value-type="float" office:value="5E-090" calcext:value-type="float">
            <text:p>5.00E-090</text:p>
          </table:table-cell>
          <table:table-cell table:style-name="ce3" office:value-type="float" office:value="4E-061" calcext:value-type="float">
            <text:p>4.00E-06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Neurospora_crassa</text:p>
          </table:table-cell>
          <table:table-cell table:style-name="ce3" office:value-type="float" office:value="3E-093" calcext:value-type="float">
            <text:p>3.00E-093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7E-057" calcext:value-type="float">
            <text:p>7.00E-057</text:p>
          </table:table-cell>
          <table:table-cell table:number-columns-repeated="6" office:value-type="string" calcext:value-type="string">
            <text:p>NO</text:p>
          </table:table-cell>
          <table:table-cell table:style-name="ce3" office:value-type="float" office:value="2E-077" calcext:value-type="float">
            <text:p>2.00E-077</text:p>
          </table:table-cell>
          <table:table-cell table:style-name="ce3" office:value-type="float" office:value="1E-074" calcext:value-type="float">
            <text:p>1.00E-074</text:p>
          </table:table-cell>
          <table:table-cell table:number-columns-repeated="5" office:value-type="string" calcext:value-type="string">
            <text:p>NO</text:p>
          </table:table-cell>
          <table:table-cell table:style-name="ce3" office:value-type="float" office:value="2E-059" calcext:value-type="float">
            <text:p>2.00E-059</text:p>
          </table:table-cell>
          <table:table-cell table:number-columns-repeated="5" office:value-type="string" calcext:value-type="string">
            <text:p>NO</text:p>
          </table:table-cell>
          <table:table-cell table:style-name="ce3" office:value-type="float" office:value="5E-082" calcext:value-type="float">
            <text:p>5.00E-082</text:p>
          </table:table-cell>
          <table:table-cell table:style-name="ce3" office:value-type="float" office:value="9E-061" calcext:value-type="float">
            <text:p>9.00E-061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5E-073" calcext:value-type="float">
            <text:p>5.00E-073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4E-064" calcext:value-type="float">
            <text:p>4.00E-064</text:p>
          </table:table-cell>
          <table:table-cell table:style-name="ce3" office:value-type="float" office:value="2E-062" calcext:value-type="float">
            <text:p>2.00E-062</text:p>
          </table:table-cell>
          <table:table-cell office:value-type="string" calcext:value-type="string">
            <text:p>NO</text:p>
          </table:table-cell>
          <table:table-cell table:style-name="ce3" office:value-type="float" office:value="2E-057" calcext:value-type="float">
            <text:p>2.00E-057</text:p>
          </table:table-cell>
          <table:table-cell office:value-type="string" calcext:value-type="string">
            <text:p>NO</text:p>
          </table:table-cell>
          <table:table-cell table:style-name="ce3" office:value-type="float" office:value="3E-053" calcext:value-type="float">
            <text:p>3.00E-053</text:p>
          </table:table-cell>
        </table:table-row>
        <table:table-row table:style-name="ro1">
          <table:table-cell table:style-name="ce1" office:value-type="string" calcext:value-type="string">
            <text:p>Phaeosphaeria_nodorum</text:p>
          </table:table-cell>
          <table:table-cell table:style-name="ce3" office:value-type="float" office:value="7E-054" calcext:value-type="float">
            <text:p>7.00E-054</text:p>
          </table:table-cell>
          <table:table-cell table:number-columns-repeated="9" office:value-type="string" calcext:value-type="string">
            <text:p>NO</text:p>
          </table:table-cell>
          <table:table-cell table:style-name="ce3" office:value-type="float" office:value="5E-083" calcext:value-type="float">
            <text:p>5.00E-083</text:p>
          </table:table-cell>
          <table:table-cell table:style-name="ce3" office:value-type="float" office:value="7E-068" calcext:value-type="float">
            <text:p>7.00E-068</text:p>
          </table:table-cell>
          <table:table-cell table:style-name="ce3" office:value-type="float" office:value="4E-056" calcext:value-type="float">
            <text:p>4.00E-056</text:p>
          </table:table-cell>
          <table:table-cell table:style-name="ce3" office:value-type="float" office:value="4E-092" calcext:value-type="float">
            <text:p>4.00E-092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6E-062" calcext:value-type="float">
            <text:p>6.00E-062</text:p>
          </table:table-cell>
          <table:table-cell table:style-name="ce3" office:value-type="float" office:value="1E-059" calcext:value-type="float">
            <text:p>1.00E-059</text:p>
          </table:table-cell>
          <table:table-cell table:number-columns-repeated="5" office:value-type="string" calcext:value-type="string">
            <text:p>NO</text:p>
          </table:table-cell>
          <table:table-cell table:style-name="ce3" office:value-type="float" office:value="2E-074" calcext:value-type="float">
            <text:p>2.00E-074</text:p>
          </table:table-cell>
          <table:table-cell table:style-name="ce3" office:value-type="float" office:value="4E-062" calcext:value-type="float">
            <text:p>4.00E-062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4E-065" calcext:value-type="float">
            <text:p>4.00E-065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4E-051" calcext:value-type="float">
            <text:p>4.00E-051</text:p>
          </table:table-cell>
          <table:table-cell table:style-name="ce3" office:value-type="float" office:value="1E-051" calcext:value-type="float">
            <text:p>1.00E-051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3E-052" calcext:value-type="float">
            <text:p>3.00E-05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Puccinia_graminis</text:p>
          </table:table-cell>
          <table:table-cell table:number-columns-repeated="6" office:value-type="string" calcext:value-type="string">
            <text:p>NO</text:p>
          </table:table-cell>
          <table:table-cell table:style-name="ce3" office:value-type="float" office:value="5E-065" calcext:value-type="float">
            <text:p>5.00E-065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9E-051" calcext:value-type="float">
            <text:p>9.00E-051</text:p>
          </table:table-cell>
          <table:table-cell table:style-name="ce3" office:value-type="float" office:value="5E-053" calcext:value-type="float">
            <text:p>5.00E-053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3E-069" calcext:value-type="float">
            <text:p>3.00E-069</text:p>
          </table:table-cell>
          <table:table-cell office:value-type="string" calcext:value-type="string">
            <text:p>NO</text:p>
          </table:table-cell>
          <table:table-cell table:style-name="ce3" office:value-type="float" office:value="1E-067" calcext:value-type="float">
            <text:p>1.00E-067</text:p>
          </table:table-cell>
          <table:table-cell table:number-columns-repeated="6" office:value-type="string" calcext:value-type="string">
            <text:p>NO</text:p>
          </table:table-cell>
          <table:table-cell table:style-name="ce3" office:value-type="float" office:value="4E-068" calcext:value-type="float">
            <text:p>4.00E-068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1E-060" calcext:value-type="float">
            <text:p>1.00E-060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4E-074" calcext:value-type="float">
            <text:p>4.00E-074</text:p>
          </table:table-cell>
          <table:table-cell table:style-name="ce3" office:value-type="float" office:value="3E-066" calcext:value-type="float">
            <text:p>3.00E-066</text:p>
          </table:table-cell>
          <table:table-cell table:style-name="ce3" office:value-type="float" office:value="9E-086" calcext:value-type="float">
            <text:p>9.00E-086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Puccinia_triticina</text:p>
          </table:table-cell>
          <table:table-cell table:number-columns-repeated="8" office:value-type="string" calcext:value-type="string">
            <text:p>NO</text:p>
          </table:table-cell>
          <table:table-cell table:style-name="ce3" office:value-type="float" office:value="3E-099" calcext:value-type="float">
            <text:p>3.00E-099</text:p>
          </table:table-cell>
          <table:table-cell office:value-type="string" calcext:value-type="string">
            <text:p>NO</text:p>
          </table:table-cell>
          <table:table-cell table:style-name="ce3" office:value-type="float" office:value="5E-053" calcext:value-type="float">
            <text:p>5.00E-053</text:p>
          </table:table-cell>
          <table:table-cell table:style-name="ce3" office:value-type="float" office:value="9E-053" calcext:value-type="float">
            <text:p>9.00E-053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2E-087" calcext:value-type="float">
            <text:p>2.00E-087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9E-063" calcext:value-type="float">
            <text:p>9.00E-063</text:p>
          </table:table-cell>
          <table:table-cell table:number-columns-repeated="6" office:value-type="string" calcext:value-type="string">
            <text:p>NO</text:p>
          </table:table-cell>
          <table:table-cell table:style-name="ce3" office:value-type="float" office:value="7E-065" calcext:value-type="float">
            <text:p>7.00E-065</text:p>
          </table:table-cell>
          <table:table-cell table:number-columns-repeated="6" office:value-type="string" calcext:value-type="string">
            <text:p>NO</text:p>
          </table:table-cell>
          <table:table-cell table:style-name="ce3" office:value-type="float" office:value="4E-075" calcext:value-type="float">
            <text:p>4.00E-075</text:p>
          </table:table-cell>
          <table:table-cell office:value-type="string" calcext:value-type="string">
            <text:p>NO</text:p>
          </table:table-cell>
          <table:table-cell table:style-name="ce3" office:value-type="float" office:value="9E-079" calcext:value-type="float">
            <text:p>9.00E-079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Pyrenophora_teres</text:p>
          </table:table-cell>
          <table:table-cell table:style-name="ce3" office:value-type="float" office:value="8E-070" calcext:value-type="float">
            <text:p>8.00E-070</text:p>
          </table:table-cell>
          <table:table-cell table:number-columns-repeated="10" office:value-type="string" calcext:value-type="string">
            <text:p>NO</text:p>
          </table:table-cell>
          <table:table-cell table:style-name="ce3" office:value-type="float" office:value="3E-064" calcext:value-type="float">
            <text:p>3.00E-064</text:p>
          </table:table-cell>
          <table:table-cell office:value-type="string" calcext:value-type="string">
            <text:p>NO</text:p>
          </table:table-cell>
          <table:table-cell table:style-name="ce3" office:value-type="float" office:value="4E-086" calcext:value-type="float">
            <text:p>4.00E-086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7E-099" calcext:value-type="float">
            <text:p>7.00E-099</text:p>
          </table:table-cell>
          <table:table-cell table:style-name="ce3" office:value-type="float" office:value="1E-063" calcext:value-type="float">
            <text:p>1.00E-063</text:p>
          </table:table-cell>
          <table:table-cell table:style-name="ce3" office:value-type="float" office:value="1E-059" calcext:value-type="float">
            <text:p>1.00E-059</text:p>
          </table:table-cell>
          <table:table-cell table:number-columns-repeated="5" office:value-type="string" calcext:value-type="string">
            <text:p>NO</text:p>
          </table:table-cell>
          <table:table-cell table:style-name="ce3" office:value-type="float" office:value="5E-079" calcext:value-type="float">
            <text:p>5.00E-079</text:p>
          </table:table-cell>
          <table:table-cell table:style-name="ce3" office:value-type="float" office:value="3E-061" calcext:value-type="float">
            <text:p>3.00E-061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6E-064" calcext:value-type="float">
            <text:p>6.00E-064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5E-055" calcext:value-type="float">
            <text:p>5.00E-055</text:p>
          </table:table-cell>
          <table:table-cell office:value-type="string" calcext:value-type="string">
            <text:p>NO</text:p>
          </table:table-cell>
          <table:table-cell table:style-name="ce3" office:value-type="float" office:value="2E-065" calcext:value-type="float">
            <text:p>2.00E-065</text:p>
          </table:table-cell>
          <table:table-cell table:style-name="ce3" office:value-type="float" office:value="1E-054" calcext:value-type="float">
            <text:p>1.00E-05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Pyrenophora_triticirepentis</text:p>
          </table:table-cell>
          <table:table-cell table:style-name="ce3" office:value-type="float" office:value="2E-069" calcext:value-type="float">
            <text:p>2.00E-069</text:p>
          </table:table-cell>
          <table:table-cell table:number-columns-repeated="9" office:value-type="string" calcext:value-type="string">
            <text:p>NO</text:p>
          </table:table-cell>
          <table:table-cell table:style-name="ce3" office:value-type="float" office:value="2E-081" calcext:value-type="float">
            <text:p>2.00E-081</text:p>
          </table:table-cell>
          <table:table-cell table:style-name="ce3" office:value-type="float" office:value="8E-064" calcext:value-type="float">
            <text:p>8.00E-064</text:p>
          </table:table-cell>
          <table:table-cell office:value-type="string" calcext:value-type="string">
            <text:p>NO</text:p>
          </table:table-cell>
          <table:table-cell table:style-name="ce3" office:value-type="float" office:value="4E-095" calcext:value-type="float">
            <text:p>4.00E-095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4E-099" calcext:value-type="float">
            <text:p>4.00E-099</text:p>
          </table:table-cell>
          <table:table-cell table:style-name="ce3" office:value-type="float" office:value="1E-051" calcext:value-type="float">
            <text:p>1.00E-051</text:p>
          </table:table-cell>
          <table:table-cell table:style-name="ce3" office:value-type="float" office:value="2E-060" calcext:value-type="float">
            <text:p>2.00E-060</text:p>
          </table:table-cell>
          <table:table-cell table:number-columns-repeated="5" office:value-type="string" calcext:value-type="string">
            <text:p>NO</text:p>
          </table:table-cell>
          <table:table-cell table:style-name="ce3" office:value-type="float" office:value="2E-079" calcext:value-type="float">
            <text:p>2.00E-079</text:p>
          </table:table-cell>
          <table:table-cell table:style-name="ce3" office:value-type="float" office:value="4E-061" calcext:value-type="float">
            <text:p>4.00E-061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1E-065" calcext:value-type="float">
            <text:p>1.00E-065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3E-055" calcext:value-type="float">
            <text:p>3.00E-055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7E-058" calcext:value-type="float">
            <text:p>7.00E-05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accharomyces_cerevisiae</text:p>
          </table:table-cell>
          <table:table-cell table:style-name="ce3" office:value-type="float" office:value="3E-051" calcext:value-type="float">
            <text:p>3.00E-051</text:p>
          </table:table-cell>
          <table:table-cell table:style-name="ce3" office:value-type="float" office:value="1E-077" calcext:value-type="float">
            <text:p>1.00E-077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4E-066" calcext:value-type="float">
            <text:p>4.00E-066</text:p>
          </table:table-cell>
          <table:table-cell table:style-name="ce3" office:value-type="float" office:value="7E-062" calcext:value-type="float">
            <text:p>7.00E-062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1E-066" calcext:value-type="float">
            <text:p>1.00E-066</text:p>
          </table:table-cell>
          <table:table-cell table:number-columns-repeated="5" office:value-type="string" calcext:value-type="string">
            <text:p>NO</text:p>
          </table:table-cell>
          <table:table-cell table:style-name="ce3" office:value-type="float" office:value="6E-083" calcext:value-type="float">
            <text:p>6.00E-083</text:p>
          </table:table-cell>
          <table:table-cell office:value-type="string" calcext:value-type="string">
            <text:p>NO</text:p>
          </table:table-cell>
          <table:table-cell table:style-name="ce3" office:value-type="float" office:value="2E-059" calcext:value-type="float">
            <text:p>2.00E-059</text:p>
          </table:table-cell>
          <table:table-cell table:number-columns-repeated="6" office:value-type="string" calcext:value-type="string">
            <text:p>NO</text:p>
          </table:table-cell>
          <table:table-cell table:style-name="ce3" office:value-type="float" office:value="2E-060" calcext:value-type="float">
            <text:p>2.00E-060</text:p>
          </table:table-cell>
          <table:table-cell table:number-columns-repeated="12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chizosaccharomyces_cryophilus</text:p>
          </table:table-cell>
          <table:table-cell table:number-columns-repeated="5" office:value-type="string" calcext:value-type="string">
            <text:p>NO</text:p>
          </table:table-cell>
          <table:table-cell table:style-name="ce3" office:value-type="float" office:value="7E-094" calcext:value-type="float">
            <text:p>7.00E-094</text:p>
          </table:table-cell>
          <table:table-cell table:style-name="ce3" office:value-type="float" office:value="5E-075" calcext:value-type="float">
            <text:p>5.00E-075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8E-095" calcext:value-type="float">
            <text:p>8.00E-095</text:p>
          </table:table-cell>
          <table:table-cell table:style-name="ce3" office:value-type="float" office:value="5E-096" calcext:value-type="float">
            <text:p>5.00E-096</text:p>
          </table:table-cell>
          <table:table-cell table:style-name="ce3" office:value-type="float" office:value="2E-054" calcext:value-type="float">
            <text:p>2.00E-054</text:p>
          </table:table-cell>
          <table:table-cell table:style-name="ce3" office:value-type="float" office:value="2E-077" calcext:value-type="float">
            <text:p>2.00E-077</text:p>
          </table:table-cell>
          <table:table-cell table:style-name="ce3" office:value-type="float" office:value="2E-054" calcext:value-type="float">
            <text:p>2.00E-054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2E-056" calcext:value-type="float">
            <text:p>2.00E-056</text:p>
          </table:table-cell>
          <table:table-cell table:style-name="ce3" office:value-type="float" office:value="1E-076" calcext:value-type="float">
            <text:p>1.00E-076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2E-055" calcext:value-type="float">
            <text:p>2.00E-055</text:p>
          </table:table-cell>
          <table:table-cell table:style-name="ce3" office:value-type="float" office:value="2E-070" calcext:value-type="float">
            <text:p>2.00E-070</text:p>
          </table:table-cell>
          <table:table-cell table:style-name="ce3" office:value-type="float" office:value="7E-057" calcext:value-type="float">
            <text:p>7.00E-057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1E-094" calcext:value-type="float">
            <text:p>1.00E-094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8E-082" calcext:value-type="float">
            <text:p>8.00E-082</text:p>
          </table:table-cell>
          <table:table-cell table:style-name="ce3" office:value-type="float" office:value="5E-076" calcext:value-type="float">
            <text:p>5.00E-076</text:p>
          </table:table-cell>
          <table:table-cell table:style-name="ce3" office:value-type="float" office:value="1E-097" calcext:value-type="float">
            <text:p>1.00E-097</text:p>
          </table:table-cell>
          <table:table-cell table:style-name="ce3" office:value-type="float" office:value="6E-066" calcext:value-type="float">
            <text:p>6.00E-066</text:p>
          </table:table-cell>
          <table:table-cell table:style-name="ce3" office:value-type="float" office:value="1E-057" calcext:value-type="float">
            <text:p>1.00E-05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chizosaccharomyces_japonicus</text:p>
          </table:table-cell>
          <table:table-cell table:number-columns-repeated="5" office:value-type="string" calcext:value-type="string">
            <text:p>NO</text:p>
          </table:table-cell>
          <table:table-cell table:style-name="ce3" office:value-type="float" office:value="5E-097" calcext:value-type="float">
            <text:p>5.00E-097</text:p>
          </table:table-cell>
          <table:table-cell table:style-name="ce3" office:value-type="float" office:value="3E-070" calcext:value-type="float">
            <text:p>3.00E-070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6E-093" calcext:value-type="float">
            <text:p>6.00E-093</text:p>
          </table:table-cell>
          <table:table-cell table:style-name="ce3" office:value-type="float" office:value="6E-091" calcext:value-type="float">
            <text:p>6.00E-091</text:p>
          </table:table-cell>
          <table:table-cell table:style-name="ce3" office:value-type="float" office:value="5E-052" calcext:value-type="float">
            <text:p>5.00E-052</text:p>
          </table:table-cell>
          <table:table-cell table:style-name="ce3" office:value-type="float" office:value="3E-060" calcext:value-type="float">
            <text:p>3.00E-060</text:p>
          </table:table-cell>
          <table:table-cell table:style-name="ce3" office:value-type="float" office:value="7E-060" calcext:value-type="float">
            <text:p>7.00E-060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3E-056" calcext:value-type="float">
            <text:p>3.00E-056</text:p>
          </table:table-cell>
          <table:table-cell table:style-name="ce3" office:value-type="float" office:value="1E-088" calcext:value-type="float">
            <text:p>1.00E-088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5E-066" calcext:value-type="float">
            <text:p>5.00E-066</text:p>
          </table:table-cell>
          <table:table-cell table:style-name="ce3" office:value-type="float" office:value="8E-057" calcext:value-type="float">
            <text:p>8.00E-057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1E-088" calcext:value-type="float">
            <text:p>1.00E-088</text:p>
          </table:table-cell>
          <table:table-cell office:value-type="string" calcext:value-type="string">
            <text:p>NO</text:p>
          </table:table-cell>
          <table:table-cell table:style-name="ce3" office:value-type="float" office:value="3E-060" calcext:value-type="float">
            <text:p>3.00E-060</text:p>
          </table:table-cell>
          <table:table-cell office:value-type="string" calcext:value-type="string">
            <text:p>NO</text:p>
          </table:table-cell>
          <table:table-cell table:style-name="ce3" office:value-type="float" office:value="1E-085" calcext:value-type="float">
            <text:p>1.00E-085</text:p>
          </table:table-cell>
          <table:table-cell table:style-name="ce3" office:value-type="float" office:value="1E-079" calcext:value-type="float">
            <text:p>1.00E-079</text:p>
          </table:table-cell>
          <table:table-cell table:style-name="ce3" office:value-type="float" office:value="3E-100" calcext:value-type="float">
            <text:p>3.00E-100</text:p>
          </table:table-cell>
          <table:table-cell table:style-name="ce3" office:value-type="float" office:value="8E-063" calcext:value-type="float">
            <text:p>8.00E-063</text:p>
          </table:table-cell>
          <table:table-cell table:style-name="ce3" office:value-type="float" office:value="4E-053" calcext:value-type="float">
            <text:p>4.00E-05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chizosaccharomyces_octosporus</text:p>
          </table:table-cell>
          <table:table-cell table:number-columns-repeated="5" office:value-type="string" calcext:value-type="string">
            <text:p>NO</text:p>
          </table:table-cell>
          <table:table-cell table:style-name="ce3" office:value-type="float" office:value="2E-094" calcext:value-type="float">
            <text:p>2.00E-094</text:p>
          </table:table-cell>
          <table:table-cell table:style-name="ce3" office:value-type="float" office:value="3E-075" calcext:value-type="float">
            <text:p>3.00E-075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4E-087" calcext:value-type="float">
            <text:p>4.00E-087</text:p>
          </table:table-cell>
          <table:table-cell table:style-name="ce3" office:value-type="float" office:value="3E-096" calcext:value-type="float">
            <text:p>3.00E-096</text:p>
          </table:table-cell>
          <table:table-cell table:style-name="ce3" office:value-type="float" office:value="8E-055" calcext:value-type="float">
            <text:p>8.00E-055</text:p>
          </table:table-cell>
          <table:table-cell table:style-name="ce3" office:value-type="float" office:value="4E-075" calcext:value-type="float">
            <text:p>4.00E-075</text:p>
          </table:table-cell>
          <table:table-cell table:style-name="ce3" office:value-type="float" office:value="3E-056" calcext:value-type="float">
            <text:p>3.00E-056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2E-057" calcext:value-type="float">
            <text:p>2.00E-057</text:p>
          </table:table-cell>
          <table:table-cell table:style-name="ce3" office:value-type="float" office:value="8E-074" calcext:value-type="float">
            <text:p>8.00E-074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3E-051" calcext:value-type="float">
            <text:p>3.00E-051</text:p>
          </table:table-cell>
          <table:table-cell table:style-name="ce3" office:value-type="float" office:value="2E-069" calcext:value-type="float">
            <text:p>2.00E-069</text:p>
          </table:table-cell>
          <table:table-cell table:style-name="ce3" office:value-type="float" office:value="5E-058" calcext:value-type="float">
            <text:p>5.00E-058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1E-095" calcext:value-type="float">
            <text:p>1.00E-095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6E-083" calcext:value-type="float">
            <text:p>6.00E-083</text:p>
          </table:table-cell>
          <table:table-cell table:style-name="ce3" office:value-type="float" office:value="6E-075" calcext:value-type="float">
            <text:p>6.00E-075</text:p>
          </table:table-cell>
          <table:table-cell office:value-type="string" calcext:value-type="string">
            <text:p>NO</text:p>
          </table:table-cell>
          <table:table-cell table:style-name="ce3" office:value-type="float" office:value="2E-066" calcext:value-type="float">
            <text:p>2.00E-066</text:p>
          </table:table-cell>
          <table:table-cell table:style-name="ce3" office:value-type="float" office:value="6E-057" calcext:value-type="float">
            <text:p>6.00E-05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chizosaccharomyces_pombe</text:p>
          </table:table-cell>
          <table:table-cell office:value-type="string" calcext:value-type="string">
            <text:p>NO</text:p>
          </table:table-cell>
          <table:table-cell table:style-name="ce3" office:value-type="float" office:value="4E-069" calcext:value-type="float">
            <text:p>4.00E-069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5E-091" calcext:value-type="float">
            <text:p>5.00E-091</text:p>
          </table:table-cell>
          <table:table-cell table:style-name="ce3" office:value-type="float" office:value="3E-071" calcext:value-type="float">
            <text:p>3.00E-071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4E-085" calcext:value-type="float">
            <text:p>4.00E-085</text:p>
          </table:table-cell>
          <table:table-cell table:style-name="ce3" office:value-type="float" office:value="1E-093" calcext:value-type="float">
            <text:p>1.00E-093</text:p>
          </table:table-cell>
          <table:table-cell table:style-name="ce3" office:value-type="float" office:value="3E-054" calcext:value-type="float">
            <text:p>3.00E-054</text:p>
          </table:table-cell>
          <table:table-cell table:style-name="ce3" office:value-type="float" office:value="2E-077" calcext:value-type="float">
            <text:p>2.00E-077</text:p>
          </table:table-cell>
          <table:table-cell table:style-name="ce3" office:value-type="float" office:value="7E-060" calcext:value-type="float">
            <text:p>7.00E-060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5E-058" calcext:value-type="float">
            <text:p>5.00E-058</text:p>
          </table:table-cell>
          <table:table-cell table:style-name="ce3" office:value-type="float" office:value="1E-066" calcext:value-type="float">
            <text:p>1.00E-066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7E-074" calcext:value-type="float">
            <text:p>7.00E-074</text:p>
          </table:table-cell>
          <table:table-cell table:style-name="ce3" office:value-type="float" office:value="5E-058" calcext:value-type="float">
            <text:p>5.00E-058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2E-099" calcext:value-type="float">
            <text:p>2.00E-099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3E-084" calcext:value-type="float">
            <text:p>3.00E-084</text:p>
          </table:table-cell>
          <table:table-cell table:style-name="ce3" office:value-type="float" office:value="8E-074" calcext:value-type="float">
            <text:p>8.00E-074</text:p>
          </table:table-cell>
          <table:table-cell office:value-type="string" calcext:value-type="string">
            <text:p>NO</text:p>
          </table:table-cell>
          <table:table-cell table:style-name="ce3" office:value-type="float" office:value="4E-066" calcext:value-type="float">
            <text:p>4.00E-066</text:p>
          </table:table-cell>
          <table:table-cell table:style-name="ce3" office:value-type="float" office:value="2E-051" calcext:value-type="float">
            <text:p>2.00E-05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clerotinia_sclerotiorum</text:p>
          </table:table-cell>
          <table:table-cell table:style-name="ce3" office:value-type="float" office:value="2E-071" calcext:value-type="float">
            <text:p>2.00E-071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4E-058" calcext:value-type="float">
            <text:p>4.00E-058</text:p>
          </table:table-cell>
          <table:table-cell table:number-columns-repeated="6" office:value-type="string" calcext:value-type="string">
            <text:p>NO</text:p>
          </table:table-cell>
          <table:table-cell table:style-name="ce3" office:value-type="float" office:value="3E-068" calcext:value-type="float">
            <text:p>3.00E-068</text:p>
          </table:table-cell>
          <table:table-cell table:style-name="ce3" office:value-type="float" office:value="1E-063" calcext:value-type="float">
            <text:p>1.00E-063</text:p>
          </table:table-cell>
          <table:table-cell table:style-name="ce3" office:value-type="float" office:value="2E-060" calcext:value-type="float">
            <text:p>2.00E-060</text:p>
          </table:table-cell>
          <table:table-cell table:style-name="ce3" office:value-type="float" office:value="5E-052" calcext:value-type="float">
            <text:p>5.00E-052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7E-060" calcext:value-type="float">
            <text:p>7.00E-060</text:p>
          </table:table-cell>
          <table:table-cell table:number-columns-repeated="5" office:value-type="string" calcext:value-type="string">
            <text:p>NO</text:p>
          </table:table-cell>
          <table:table-cell table:style-name="ce3" office:value-type="float" office:value="7E-090" calcext:value-type="float">
            <text:p>7.00E-090</text:p>
          </table:table-cell>
          <table:table-cell table:style-name="ce3" office:value-type="float" office:value="7E-062" calcext:value-type="float">
            <text:p>7.00E-062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2E-082" calcext:value-type="float">
            <text:p>2.00E-082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9E-059" calcext:value-type="float">
            <text:p>9.00E-059</text:p>
          </table:table-cell>
          <table:table-cell office:value-type="string" calcext:value-type="string">
            <text:p>NO</text:p>
          </table:table-cell>
          <table:table-cell table:style-name="ce3" office:value-type="float" office:value="7E-059" calcext:value-type="float">
            <text:p>7.00E-059</text:p>
          </table:table-cell>
          <table:table-cell office:value-type="string" calcext:value-type="string">
            <text:p>NO</text:p>
          </table:table-cell>
          <table:table-cell table:style-name="ce3" office:value-type="float" office:value="4E-051" calcext:value-type="float">
            <text:p>4.00E-051</text:p>
          </table:table-cell>
        </table:table-row>
        <table:table-row table:style-name="ro1">
          <table:table-cell table:style-name="ce1" office:value-type="string" calcext:value-type="string">
            <text:p>Sporisorium_reilianum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3E-098" calcext:value-type="float">
            <text:p>3.00E-098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2E-091" calcext:value-type="float">
            <text:p>2.00E-091</text:p>
          </table:table-cell>
          <table:table-cell table:style-name="ce3" office:value-type="float" office:value="1E-060" calcext:value-type="float">
            <text:p>1.00E-060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2E-058" calcext:value-type="float">
            <text:p>2.00E-058</text:p>
          </table:table-cell>
          <table:table-cell table:style-name="ce3" office:value-type="float" office:value="7E-059" calcext:value-type="float">
            <text:p>7.00E-059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1E-096" calcext:value-type="float">
            <text:p>1.00E-096</text:p>
          </table:table-cell>
          <table:table-cell office:value-type="string" calcext:value-type="string">
            <text:p>NO</text:p>
          </table:table-cell>
          <table:table-cell table:style-name="ce3" office:value-type="float" office:value="3E-068" calcext:value-type="float">
            <text:p>3.00E-068</text:p>
          </table:table-cell>
          <table:table-cell table:number-columns-repeated="6" office:value-type="string" calcext:value-type="string">
            <text:p>NO</text:p>
          </table:table-cell>
          <table:table-cell table:style-name="ce3" office:value-type="float" office:value="4E-069" calcext:value-type="float">
            <text:p>4.00E-069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2E-067" calcext:value-type="float">
            <text:p>2.00E-067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1E-063" calcext:value-type="float">
            <text:p>1.00E-063</text:p>
          </table:table-cell>
          <table:table-cell table:style-name="ce3" office:value-type="float" office:value="3E-067" calcext:value-type="float">
            <text:p>3.00E-067</text:p>
          </table:table-cell>
          <table:table-cell table:style-name="ce3" office:value-type="float" office:value="2E-072" calcext:value-type="float">
            <text:p>2.00E-072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Trichoderma_reesei</text:p>
          </table:table-cell>
          <table:table-cell table:style-name="ce3" office:value-type="float" office:value="3E-090" calcext:value-type="float">
            <text:p>3.00E-090</text:p>
          </table:table-cell>
          <table:table-cell table:number-columns-repeated="10" office:value-type="string" calcext:value-type="string">
            <text:p>NO</text:p>
          </table:table-cell>
          <table:table-cell table:style-name="ce3" office:value-type="float" office:value="2E-073" calcext:value-type="float">
            <text:p>2.00E-073</text:p>
          </table:table-cell>
          <table:table-cell table:number-columns-repeated="6" office:value-type="string" calcext:value-type="string">
            <text:p>NO</text:p>
          </table:table-cell>
          <table:table-cell table:style-name="ce3" office:value-type="float" office:value="2E-059" calcext:value-type="float">
            <text:p>2.00E-059</text:p>
          </table:table-cell>
          <table:table-cell table:number-columns-repeated="5" office:value-type="string" calcext:value-type="string">
            <text:p>NO</text:p>
          </table:table-cell>
          <table:table-cell table:style-name="ce3" office:value-type="float" office:value="3E-081" calcext:value-type="float">
            <text:p>3.00E-081</text:p>
          </table:table-cell>
          <table:table-cell table:style-name="ce3" office:value-type="float" office:value="4E-061" calcext:value-type="float">
            <text:p>4.00E-061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5E-087" calcext:value-type="float">
            <text:p>5.00E-087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1E-060" calcext:value-type="float">
            <text:p>1.00E-060</text:p>
          </table:table-cell>
          <table:table-cell table:style-name="ce3" office:value-type="float" office:value="2E-055" calcext:value-type="float">
            <text:p>2.00E-055</text:p>
          </table:table-cell>
          <table:table-cell office:value-type="string" calcext:value-type="string">
            <text:p>NO</text:p>
          </table:table-cell>
          <table:table-cell table:style-name="ce3" office:value-type="float" office:value="8E-067" calcext:value-type="float">
            <text:p>8.00E-067</text:p>
          </table:table-cell>
          <table:table-cell table:style-name="ce3" office:value-type="float" office:value="1E-056" calcext:value-type="float">
            <text:p>1.00E-056</text:p>
          </table:table-cell>
          <table:table-cell table:style-name="ce3" office:value-type="float" office:value="9E-051" calcext:value-type="float">
            <text:p>9.00E-051</text:p>
          </table:table-cell>
        </table:table-row>
        <table:table-row table:style-name="ro1">
          <table:table-cell table:style-name="ce1" office:value-type="string" calcext:value-type="string">
            <text:p>Trichoderma_virens</text:p>
          </table:table-cell>
          <table:table-cell table:style-name="ce3" office:value-type="float" office:value="7E-093" calcext:value-type="float">
            <text:p>7.00E-093</text:p>
          </table:table-cell>
          <table:table-cell table:number-columns-repeated="10" office:value-type="string" calcext:value-type="string">
            <text:p>NO</text:p>
          </table:table-cell>
          <table:table-cell table:style-name="ce3" office:value-type="float" office:value="3E-073" calcext:value-type="float">
            <text:p>3.00E-073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1E-050" calcext:value-type="float">
            <text:p>1.00E-050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1E-057" calcext:value-type="float">
            <text:p>1.00E-057</text:p>
          </table:table-cell>
          <table:table-cell table:number-columns-repeated="5" office:value-type="string" calcext:value-type="string">
            <text:p>NO</text:p>
          </table:table-cell>
          <table:table-cell table:style-name="ce3" office:value-type="float" office:value="7E-087" calcext:value-type="float">
            <text:p>7.00E-087</text:p>
          </table:table-cell>
          <table:table-cell table:style-name="ce3" office:value-type="float" office:value="9E-058" calcext:value-type="float">
            <text:p>9.00E-058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2E-086" calcext:value-type="float">
            <text:p>2.00E-086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3E-060" calcext:value-type="float">
            <text:p>3.00E-060</text:p>
          </table:table-cell>
          <table:table-cell table:style-name="ce3" office:value-type="float" office:value="4E-056" calcext:value-type="float">
            <text:p>4.00E-056</text:p>
          </table:table-cell>
          <table:table-cell office:value-type="string" calcext:value-type="string">
            <text:p>NO</text:p>
          </table:table-cell>
          <table:table-cell table:style-name="ce3" office:value-type="float" office:value="5E-067" calcext:value-type="float">
            <text:p>5.00E-067</text:p>
          </table:table-cell>
          <table:table-cell office:value-type="string" calcext:value-type="string">
            <text:p>NO</text:p>
          </table:table-cell>
          <table:table-cell table:style-name="ce3" office:value-type="float" office:value="4E-053" calcext:value-type="float">
            <text:p>4.00E-053</text:p>
          </table:table-cell>
        </table:table-row>
        <table:table-row table:style-name="ro1">
          <table:table-cell table:style-name="ce1" office:value-type="string" calcext:value-type="string">
            <text:p>Tuber_melanosporum</text:p>
          </table:table-cell>
          <table:table-cell table:style-name="ce3" office:value-type="float" office:value="4E-065" calcext:value-type="float">
            <text:p>4.00E-065</text:p>
          </table:table-cell>
          <table:table-cell table:number-columns-repeated="5" office:value-type="string" calcext:value-type="string">
            <text:p>NO</text:p>
          </table:table-cell>
          <table:table-cell table:style-name="ce3" office:value-type="float" office:value="1E-096" calcext:value-type="float">
            <text:p>1.00E-096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1E-097" calcext:value-type="float">
            <text:p>1.00E-097</text:p>
          </table:table-cell>
          <table:table-cell table:style-name="ce3" office:value-type="float" office:value="1E-072" calcext:value-type="float">
            <text:p>1.00E-072</text:p>
          </table:table-cell>
          <table:table-cell table:style-name="ce3" office:value-type="float" office:value="1E-092" calcext:value-type="float">
            <text:p>1.00E-092</text:p>
          </table:table-cell>
          <table:table-cell table:style-name="ce3" office:value-type="float" office:value="6E-100" calcext:value-type="float">
            <text:p>6.00E-100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1E-050" calcext:value-type="float">
            <text:p>1.00E-050</text:p>
          </table:table-cell>
          <table:table-cell table:style-name="ce3" office:value-type="float" office:value="4E-059" calcext:value-type="float">
            <text:p>4.00E-059</text:p>
          </table:table-cell>
          <table:table-cell table:number-columns-repeated="6" office:value-type="string" calcext:value-type="string">
            <text:p>NO</text:p>
          </table:table-cell>
          <table:table-cell table:style-name="ce3" office:value-type="float" office:value="2E-060" calcext:value-type="float">
            <text:p>2.00E-060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1E-092" calcext:value-type="float">
            <text:p>1.00E-092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7E-073" calcext:value-type="float">
            <text:p>7.00E-073</text:p>
          </table:table-cell>
          <table:table-cell table:style-name="ce3" office:value-type="float" office:value="1E-062" calcext:value-type="float">
            <text:p>1.00E-062</text:p>
          </table:table-cell>
          <table:table-cell office:value-type="string" calcext:value-type="string">
            <text:p>NO</text:p>
          </table:table-cell>
          <table:table-cell table:style-name="ce3" office:value-type="float" office:value="6E-061" calcext:value-type="float">
            <text:p>6.00E-061</text:p>
          </table:table-cell>
          <table:table-cell table:style-name="ce3" office:value-type="float" office:value="5E-061" calcext:value-type="float">
            <text:p>5.00E-06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Ustilago_maydis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2E-081" calcext:value-type="float">
            <text:p>2.00E-081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4E-094" calcext:value-type="float">
            <text:p>4.00E-094</text:p>
          </table:table-cell>
          <table:table-cell office:value-type="string" calcext:value-type="string">
            <text:p>NO</text:p>
          </table:table-cell>
          <table:table-cell table:style-name="ce3" office:value-type="float" office:value="5E-100" calcext:value-type="float">
            <text:p>5.00E-100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2E-056" calcext:value-type="float">
            <text:p>2.00E-056</text:p>
          </table:table-cell>
          <table:table-cell table:style-name="ce3" office:value-type="float" office:value="5E-060" calcext:value-type="float">
            <text:p>5.00E-060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3E-094" calcext:value-type="float">
            <text:p>3.00E-094</text:p>
          </table:table-cell>
          <table:table-cell office:value-type="string" calcext:value-type="string">
            <text:p>NO</text:p>
          </table:table-cell>
          <table:table-cell table:style-name="ce3" office:value-type="float" office:value="3E-068" calcext:value-type="float">
            <text:p>3.00E-068</text:p>
          </table:table-cell>
          <table:table-cell table:number-columns-repeated="6" office:value-type="string" calcext:value-type="string">
            <text:p>NO</text:p>
          </table:table-cell>
          <table:table-cell table:style-name="ce3" office:value-type="float" office:value="4E-069" calcext:value-type="float">
            <text:p>4.00E-069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7E-068" calcext:value-type="float">
            <text:p>7.00E-068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5E-065" calcext:value-type="float">
            <text:p>5.00E-065</text:p>
          </table:table-cell>
          <table:table-cell office:value-type="string" calcext:value-type="string">
            <text:p>NO</text:p>
          </table:table-cell>
          <table:table-cell table:style-name="ce3" office:value-type="float" office:value="2E-070" calcext:value-type="float">
            <text:p>2.00E-070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Verticillium_dahliae</text:p>
          </table:table-cell>
          <table:table-cell table:style-name="ce3" office:value-type="float" office:value="5E-071" calcext:value-type="float">
            <text:p>5.00E-071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6E-057" calcext:value-type="float">
            <text:p>6.00E-057</text:p>
          </table:table-cell>
          <table:table-cell table:number-columns-repeated="5" office:value-type="string" calcext:value-type="string">
            <text:p>NO</text:p>
          </table:table-cell>
          <table:table-cell table:style-name="ce3" office:value-type="float" office:value="7E-071" calcext:value-type="float">
            <text:p>7.00E-071</text:p>
          </table:table-cell>
          <table:table-cell table:style-name="ce3" office:value-type="float" office:value="1E-079" calcext:value-type="float">
            <text:p>1.00E-079</text:p>
          </table:table-cell>
          <table:table-cell table:style-name="ce3" office:value-type="float" office:value="8E-077" calcext:value-type="float">
            <text:p>8.00E-077</text:p>
          </table:table-cell>
          <table:table-cell table:number-columns-repeated="5" office:value-type="string" calcext:value-type="string">
            <text:p>NO</text:p>
          </table:table-cell>
          <table:table-cell table:style-name="ce3" office:value-type="float" office:value="3E-056" calcext:value-type="float">
            <text:p>3.00E-056</text:p>
          </table:table-cell>
          <table:table-cell table:number-columns-repeated="5" office:value-type="string" calcext:value-type="string">
            <text:p>NO</text:p>
          </table:table-cell>
          <table:table-cell table:style-name="ce3" office:value-type="float" office:value="3E-070" calcext:value-type="float">
            <text:p>3.00E-070</text:p>
          </table:table-cell>
          <table:table-cell table:style-name="ce3" office:value-type="float" office:value="1E-050" calcext:value-type="float">
            <text:p>1.00E-050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3E-086" calcext:value-type="float">
            <text:p>3.00E-086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8E-060" calcext:value-type="float">
            <text:p>8.00E-060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2E-062" calcext:value-type="float">
            <text:p>2.00E-06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Yarrowia_lipolytica</text:p>
          </table:table-cell>
          <table:table-cell table:style-name="ce3" office:value-type="float" office:value="1E-054" calcext:value-type="float">
            <text:p>1.00E-054</text:p>
          </table:table-cell>
          <table:table-cell office:value-type="string" calcext:value-type="string">
            <text:p>NO</text:p>
          </table:table-cell>
          <table:table-cell table:style-name="ce3" office:value-type="float" office:value="9E-087" calcext:value-type="float">
            <text:p>9.00E-087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1E-068" calcext:value-type="float">
            <text:p>1.00E-068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5E-071" calcext:value-type="float">
            <text:p>5.00E-071</text:p>
          </table:table-cell>
          <table:table-cell table:style-name="ce3" office:value-type="float" office:value="1E-073" calcext:value-type="float">
            <text:p>1.00E-073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6E-053" calcext:value-type="float">
            <text:p>6.00E-053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5E-091" calcext:value-type="float">
            <text:p>5.00E-091</text:p>
          </table:table-cell>
          <table:table-cell office:value-type="string" calcext:value-type="string">
            <text:p>NO</text:p>
          </table:table-cell>
          <table:table-cell table:style-name="ce3" office:value-type="float" office:value="2E-055" calcext:value-type="float">
            <text:p>2.00E-055</text:p>
          </table:table-cell>
          <table:table-cell table:number-columns-repeated="6" office:value-type="string" calcext:value-type="string">
            <text:p>NO</text:p>
          </table:table-cell>
          <table:table-cell table:style-name="ce3" office:value-type="float" office:value="4E-055" calcext:value-type="float">
            <text:p>4.00E-055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9E-090" calcext:value-type="float">
            <text:p>9.00E-090</text:p>
          </table:table-cell>
          <table:table-cell office:value-type="string" calcext:value-type="string">
            <text:p>NO</text:p>
          </table:table-cell>
          <table:table-cell table:style-name="ce3" office:value-type="float" office:value="7E-057" calcext:value-type="float">
            <text:p>7.00E-057</text:p>
          </table:table-cell>
          <table:table-cell office:value-type="string" calcext:value-type="string">
            <text:p>NO</text:p>
          </table:table-cell>
          <table:table-cell table:style-name="ce3" office:value-type="float" office:value="1E-081" calcext:value-type="float">
            <text:p>1.00E-081</text:p>
          </table:table-cell>
          <table:table-cell table:style-name="ce3" office:value-type="float" office:value="6E-083" calcext:value-type="float">
            <text:p>6.00E-083</text:p>
          </table:table-cell>
          <table:table-cell office:value-type="string" calcext:value-type="string">
            <text:p>NO</text:p>
          </table:table-cell>
          <table:table-cell table:style-name="ce3" office:value-type="float" office:value="6E-062" calcext:value-type="float">
            <text:p>6.00E-062</text:p>
          </table:table-cell>
          <table:table-cell table:style-name="ce3" office:value-type="float" office:value="9E-056" calcext:value-type="float">
            <text:p>9.00E-056</text:p>
          </table:table-cell>
          <table:table-cell table:style-name="ce3" office:value-type="float" office:value="1E-068" calcext:value-type="float">
            <text:p>1.00E-068</text:p>
          </table:table-cell>
        </table:table-row>
        <table:table-row table:style-name="ro1">
          <table:table-cell table:style-name="ce1" office:value-type="string" calcext:value-type="string">
            <text:p>Zymoseptoria_tritici</text:p>
          </table:table-cell>
          <table:table-cell table:number-columns-repeated="10" office:value-type="string" calcext:value-type="string">
            <text:p>NO</text:p>
          </table:table-cell>
          <table:table-cell table:style-name="ce3" office:value-type="float" office:value="1E-088" calcext:value-type="float">
            <text:p>1.00E-088</text:p>
          </table:table-cell>
          <table:table-cell table:style-name="ce3" office:value-type="float" office:value="6E-065" calcext:value-type="float">
            <text:p>6.00E-065</text:p>
          </table:table-cell>
          <table:table-cell table:style-name="ce3" office:value-type="float" office:value="5E-088" calcext:value-type="float">
            <text:p>5.00E-088</text:p>
          </table:table-cell>
          <table:table-cell table:style-name="ce3" office:value-type="float" office:value="9E-074" calcext:value-type="float">
            <text:p>9.00E-074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4E-070" calcext:value-type="float">
            <text:p>4.00E-070</text:p>
          </table:table-cell>
          <table:table-cell table:style-name="ce3" office:value-type="float" office:value="3E-060" calcext:value-type="float">
            <text:p>3.00E-060</text:p>
          </table:table-cell>
          <table:table-cell table:number-columns-repeated="5" office:value-type="string" calcext:value-type="string">
            <text:p>NO</text:p>
          </table:table-cell>
          <table:table-cell table:style-name="ce3" office:value-type="float" office:value="1E-088" calcext:value-type="float">
            <text:p>1.00E-088</text:p>
          </table:table-cell>
          <table:table-cell table:style-name="ce3" office:value-type="float" office:value="7E-062" calcext:value-type="float">
            <text:p>7.00E-062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5E-063" calcext:value-type="float">
            <text:p>5.00E-063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4E-058" calcext:value-type="float">
            <text:p>4.00E-058</text:p>
          </table:table-cell>
          <table:table-cell table:style-name="ce3" office:value-type="float" office:value="4E-095" calcext:value-type="float">
            <text:p>4.00E-095</text:p>
          </table:table-cell>
          <table:table-cell table:style-name="ce3" office:value-type="float" office:value="5E-055" calcext:value-type="float">
            <text:p>5.00E-055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 table:number-rows-repeated="1048536">
          <table:table-cell table:number-columns-repeated="39"/>
        </table:table-row>
        <table:table-row table:style-name="ro1"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8T12:44:52.743667077</dc:date>
    <meta:document-statistic meta:table-count="1" meta:cell-count="1521" meta:object-count="0"/>
    <meta:generator>LibreOffice/4.2.4.2$Linux_X86_64 LibreOffice_project/420m0$Build-2</meta:generator>
  </office:meta>
</office:document-meta>
</file>